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0.7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ynthProfil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Malloc cycles</text:p>
          </table:table-cell>
          <table:table-cell office:value-type="string" calcext:value-type="string">
            <text:p>Free cycles</text:p>
          </table:table-cell>
          <table:table-cell office:value-type="string" calcext:value-type="string">
            <text:p>Outside cycles</text:p>
          </table:table-cell>
          <table:table-cell office:value-type="string" calcext:value-type="string">
            <text:p>frag at LMF</text:p>
          </table:table-cell>
          <table:table-cell office:value-type="string" calcext:value-type="string">
            <text:p>LMF</text:p>
          </table:table-cell>
        </table:table-row>
        <table:table-row table:style-name="ro1">
          <table:table-cell office:value-type="string" calcext:value-type="string">
            <text:p>FL-Pl</text:p>
          </table:table-cell>
          <table:table-cell office:value-type="float" office:value="2260472" calcext:value-type="float">
            <text:p>2260472</text:p>
          </table:table-cell>
          <table:table-cell office:value-type="float" office:value="1641896" calcext:value-type="float">
            <text:p>1641896</text:p>
          </table:table-cell>
          <table:table-cell office:value-type="float" office:value="3294064" calcext:value-type="float">
            <text:p>3294064</text:p>
          </table:table-cell>
          <table:table-cell table:style-name="ce1" office:value-type="string" calcext:value-type="string">
            <text:p>27.649%</text:p>
          </table:table-cell>
          <table:table-cell office:value-type="float" office:value="5888" calcext:value-type="float">
            <text:p>5888</text:p>
          </table:table-cell>
        </table:table-row>
        <table:table-row table:style-name="ro1">
          <table:table-cell office:value-type="string" calcext:value-type="string">
            <text:p>BMP-Pl</text:p>
          </table:table-cell>
          <table:table-cell office:value-type="float" office:value="19964032" calcext:value-type="float">
            <text:p>19964032</text:p>
          </table:table-cell>
          <table:table-cell office:value-type="float" office:value="2609494" calcext:value-type="float">
            <text:p>2609494</text:p>
          </table:table-cell>
          <table:table-cell office:value-type="float" office:value="3294489" calcext:value-type="float">
            <text:p>3294489</text:p>
          </table:table-cell>
          <table:table-cell table:style-name="ce1" office:value-type="string" calcext:value-type="string">
            <text:p>50.493%</text:p>
          </table:table-cell>
          <table:table-cell office:value-type="float" office:value="8120" calcext:value-type="float">
            <text:p>8120</text:p>
          </table:table-cell>
        </table:table-row>
        <table:table-row table:style-name="ro1">
          <table:table-cell office:value-type="string" calcext:value-type="string">
            <text:p>B-Pl</text:p>
          </table:table-cell>
          <table:table-cell office:value-type="float" office:value="7200209" calcext:value-type="float">
            <text:p>7200209</text:p>
          </table:table-cell>
          <table:table-cell office:value-type="float" office:value="2933358" calcext:value-type="float">
            <text:p>2933358</text:p>
          </table:table-cell>
          <table:table-cell office:value-type="float" office:value="3298701" calcext:value-type="float">
            <text:p>3298701</text:p>
          </table:table-cell>
          <table:table-cell table:style-name="ce1" office:value-type="string" calcext:value-type="string">
            <text:p>40.436%</text:p>
          </table:table-cell>
          <table:table-cell office:value-type="float" office:value="7152" calcext:value-type="float">
            <text:p>7152</text:p>
          </table:table-cell>
        </table:table-row>
        <table:table-row table:style-name="ro1">
          <table:table-cell office:value-type="string" calcext:value-type="string">
            <text:p>FL-Ra</text:p>
          </table:table-cell>
          <table:table-cell office:value-type="float" office:value="17359953" calcext:value-type="float">
            <text:p>17359953</text:p>
          </table:table-cell>
          <table:table-cell office:value-type="float" office:value="12612828" calcext:value-type="float">
            <text:p>12612828</text:p>
          </table:table-cell>
          <table:table-cell office:value-type="float" office:value="3166199" calcext:value-type="float">
            <text:p>3166199</text:p>
          </table:table-cell>
          <table:table-cell table:style-name="ce1" office:value-type="string" calcext:value-type="string">
            <text:p>17.164%</text:p>
          </table:table-cell>
          <table:table-cell office:value-type="float" office:value="119894" calcext:value-type="float">
            <text:p>119894</text:p>
          </table:table-cell>
        </table:table-row>
        <table:table-row table:style-name="ro1">
          <table:table-cell office:value-type="string" calcext:value-type="string">
            <text:p>BMP-Ra</text:p>
          </table:table-cell>
          <table:table-cell office:value-type="float" office:value="213226118" calcext:value-type="float">
            <text:p>213226118</text:p>
          </table:table-cell>
          <table:table-cell office:value-type="float" office:value="2346166" calcext:value-type="float">
            <text:p>2346166</text:p>
          </table:table-cell>
          <table:table-cell office:value-type="float" office:value="3164519" calcext:value-type="float">
            <text:p>3164519</text:p>
          </table:table-cell>
          <table:table-cell table:style-name="ce1" office:value-type="string" calcext:value-type="string">
            <text:p>61.493%</text:p>
          </table:table-cell>
          <table:table-cell office:value-type="float" office:value="258586" calcext:value-type="float">
            <text:p>258586</text:p>
          </table:table-cell>
        </table:table-row>
        <table:table-row table:style-name="ro1">
          <table:table-cell office:value-type="string" calcext:value-type="string">
            <text:p>B-Ra</text:p>
          </table:table-cell>
          <table:table-cell office:value-type="float" office:value="34028366" calcext:value-type="float">
            <text:p>34028366</text:p>
          </table:table-cell>
          <table:table-cell office:value-type="float" office:value="2642408" calcext:value-type="float">
            <text:p>2642408</text:p>
          </table:table-cell>
          <table:table-cell office:value-type="float" office:value="3165352" calcext:value-type="float">
            <text:p>3165352</text:p>
          </table:table-cell>
          <table:table-cell table:style-name="ce1" office:value-type="string" calcext:value-type="string">
            <text:p>61.492%</text:p>
          </table:table-cell>
          <table:table-cell office:value-type="float" office:value="258582" calcext:value-type="float">
            <text:p>258582</text:p>
          </table:table-cell>
        </table:table-row>
        <table:table-row table:style-name="ro1">
          <table:table-cell office:value-type="string" calcext:value-type="string">
            <text:p>FL-Pe</text:p>
          </table:table-cell>
          <table:table-cell office:value-type="float" office:value="2257091" calcext:value-type="float">
            <text:p>2257091</text:p>
          </table:table-cell>
          <table:table-cell office:value-type="float" office:value="19085922" calcext:value-type="float">
            <text:p>19085922</text:p>
          </table:table-cell>
          <table:table-cell office:value-type="float" office:value="3284664" calcext:value-type="float">
            <text:p>3284664</text:p>
          </table:table-cell>
          <table:table-cell table:style-name="ce1" office:value-type="string" calcext:value-type="string">
            <text:p>65.373%</text:p>
          </table:table-cell>
          <table:table-cell office:value-type="float" office:value="111484" calcext:value-type="float">
            <text:p>111484</text:p>
          </table:table-cell>
        </table:table-row>
        <table:table-row table:style-name="ro1">
          <table:table-cell office:value-type="string" calcext:value-type="string">
            <text:p>B-Pe</text:p>
          </table:table-cell>
          <table:table-cell office:value-type="float" office:value="36298554" calcext:value-type="float">
            <text:p>36298554</text:p>
          </table:table-cell>
          <table:table-cell office:value-type="float" office:value="2938646" calcext:value-type="float">
            <text:p>2938646</text:p>
          </table:table-cell>
          <table:table-cell office:value-type="float" office:value="3280224" calcext:value-type="float">
            <text:p>3280224</text:p>
          </table:table-cell>
          <table:table-cell table:style-name="ce1" office:value-type="string" calcext:value-type="string">
            <text:p>67.743%</text:p>
          </table:table-cell>
          <table:table-cell office:value-type="float" office:value="260573" calcext:value-type="float">
            <text:p>260573</text:p>
          </table:table-cell>
        </table:table-row>
        <table:table-row table:style-name="ro1">
          <table:table-cell office:value-type="string" calcext:value-type="string">
            <text:p>BMP-Pe</text:p>
          </table:table-cell>
          <table:table-cell office:value-type="float" office:value="391214122" calcext:value-type="float">
            <text:p>391214122</text:p>
          </table:table-cell>
          <table:table-cell office:value-type="float" office:value="2606520" calcext:value-type="float">
            <text:p>2606520</text:p>
          </table:table-cell>
          <table:table-cell office:value-type="float" office:value="3282325" calcext:value-type="float">
            <text:p>3282325</text:p>
          </table:table-cell>
          <table:table-cell table:style-name="ce1" office:value-type="string" calcext:value-type="string">
            <text:p>67.744%</text:p>
          </table:table-cell>
          <table:table-cell office:value-type="float" office:value="260577" calcext:value-type="float">
            <text:p>260577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Heap size 384 K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P minimum grainsize</text:p>
          </table:table-cell>
          <table:table-cell office:value-type="string" calcext:value-type="string">
            <text:p>256 by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ddy system min bits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mallSize = 12+rand(1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umSize = 120+rand(120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Size = 402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lloc(larg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teau: repeat(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)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(large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amp: repeat(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);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ak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loc(larg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teau: repeat(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000)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(large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8T15:11:29.501200752</dc:date>
    <meta:editing-duration>PT9M59S</meta:editing-duration>
    <meta:editing-cycles>1</meta:editing-cycles>
    <meta:document-statistic meta:table-count="1" meta:cell-count="82" meta:object-count="0"/>
    <meta:generator>LibreOffice/5.1.6.2$Linux_X86_64 LibreOffice_project/10m0$Build-2</meta:generator>
  </office:meta>
</office:document-meta>
</file>